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3465a4" draw:textarea-horizontal-align="justify" draw:textarea-vertical-align="middle" draw:auto-grow-height="false" fo:min-height="0.95cm" fo:min-width="2.4cm" draw:shadow="hidden" draw:shadow-offset-x="0.071cm" draw:shadow-offset-y="0.071cm" draw:shadow-opacity="64%"/>
    </style:style>
    <style:style style:name="gr2" style:family="graphic" style:parent-style-name="standard">
      <style:graphic-properties svg:stroke-color="#000000" svg:stroke-opacity="100%" draw:fill-color="#3465a4" draw:textarea-horizontal-align="justify" draw:textarea-vertical-align="middle" draw:auto-grow-height="false" fo:min-height="0.45cm" fo:min-width="2.4cm" draw:shadow="hidden" draw:shadow-offset-x="0.071cm" draw:shadow-offset-y="0.071cm" draw:shadow-opacity="64%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svg:stroke-opacity="100%" draw:fill-color="#3465a4" draw:textarea-horizontal-align="justify" draw:textarea-vertical-align="middle" draw:auto-grow-height="false" fo:min-height="0.25cm" fo:min-width="2.4cm" draw:shadow="hidden" draw:shadow-offset-x="0.071cm" draw:shadow-offset-y="0.071cm" draw:shadow-opacity="64%"/>
    </style:style>
    <style:style style:name="gr6" style:family="graphic" style:parent-style-name="standard">
      <style:graphic-properties draw:fill-color="#8e86ae" draw:textarea-horizontal-align="justify" draw:textarea-vertical-align="middle" draw:auto-grow-height="false" fo:min-height="3.45cm" fo:min-width="2.4cm"/>
    </style:style>
    <style:style style:name="gr7" style:family="graphic" style:parent-style-name="standard">
      <style:graphic-properties draw:fill-color="#8e86ae" draw:textarea-horizontal-align="justify" draw:textarea-vertical-align="middle" draw:auto-grow-height="false" fo:min-height="1.95cm" fo:min-width="1.8cm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0.45cm" fo:min-width="1.8cm"/>
    </style:style>
    <style:style style:name="gr11" style:family="graphic" style:parent-style-name="standard">
      <style:graphic-properties draw:fill="hatch" draw:fill-hatch-name="Black_20_45_20_Degrees" draw:opacity="100%" draw:opacity-name="Transparency_20_1" draw:textarea-horizontal-align="justify" draw:textarea-vertical-align="middle" draw:auto-grow-height="false" fo:min-height="0cm" fo:min-width="1.8cm"/>
    </style:style>
    <style:style style:name="gr12" style:family="graphic" style:parent-style-name="standard">
      <style:graphic-properties draw:fill="solid" draw:fill-color="#81aca6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color="#6b5e9b" draw:marker-end="Arrow" draw:marker-end-width="0.3cm"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651cm" fo:min-width="1.084cm"/>
    </style:style>
    <style:style style:name="gr15" style:family="graphic" style:parent-style-name="standard">
      <style:graphic-properties svg:stroke-color="#000000" svg:stroke-opacity="100%" draw:fill-color="#3465a4" draw:textarea-horizontal-align="justify" draw:textarea-vertical-align="middle" draw:auto-grow-height="false" fo:min-height="0.55cm" fo:min-width="2.4cm" draw:shadow="hidden" draw:shadow-offset-x="0.071cm" draw:shadow-offset-y="0.071cm" draw:shadow-opacity="64%"/>
    </style:style>
    <style:style style:name="gr16" style:family="graphic" style:parent-style-name="standard">
      <style:graphic-properties svg:stroke-color="#000000" svg:stroke-opacity="100%" draw:fill-color="#808080" draw:textarea-horizontal-align="justify" draw:textarea-vertical-align="middle" draw:auto-grow-height="false" fo:min-height="0.55cm" fo:min-width="2.4cm" draw:shadow="hidden" draw:shadow-offset-x="0.071cm" draw:shadow-offset-y="0.071cm" draw:shadow-opacity="64%"/>
    </style:style>
    <style:style style:name="gr17" style:family="graphic" style:parent-style-name="standard">
      <style:graphic-properties svg:stroke-color="#000000" svg:stroke-opacity="100%" draw:fill-color="#50938a" draw:textarea-horizontal-align="justify" draw:textarea-vertical-align="middle" draw:auto-grow-height="false" fo:min-height="0.55cm" fo:min-width="2.4cm" draw:shadow="hidden" draw:shadow-offset-x="0.071cm" draw:shadow-offset-y="0.071cm" draw:shadow-opacity="64%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25.44cm"/>
    </style:style>
    <style:style style:name="gr19" style:family="graphic" style:parent-style-name="standard">
      <style:graphic-properties draw:textarea-vertical-align="middle" draw:auto-grow-height="false" fo:min-height="0cm" fo:min-width="0.288cm"/>
    </style:style>
    <style:style style:name="gr20" style:family="graphic" style:parent-style-name="standard">
      <style:graphic-properties draw:opacity="31%" draw:opacity-name="" draw:textarea-horizontal-align="justify" draw:textarea-vertical-align="middle" draw:auto-grow-height="false" fo:min-height="2.75cm" fo:min-width="6.74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3465a4"/>
      <style:paragraph-properties fo:text-align="center"/>
      <style:text-properties style:font-name="DejaVu Sans" fo:font-size="8pt" style:font-size-asian="8pt" style:font-size-complex="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solid"/>
      <style:paragraph-properties fo:margin-top="0cm" fo:margin-bottom="0cm"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3465a4"/>
      <style:paragraph-properties fo:text-align="center"/>
      <style:text-properties style:font-name="DejaVu Sans" fo:font-size="6pt" style:font-size-asian="6pt" style:font-size-complex="6pt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-color="#8e86a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-color="#81aca6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-color="#81aca6"/>
      <style:paragraph-properties fo:text-align="center"/>
    </style:style>
    <style:style style:name="P14" style:family="paragraph">
      <loext:graphic-properties draw:fill="hatch" draw:fill-hatch-name="Black_20_45_20_Degrees" draw:opacity="100%" draw:opacity-name="Transparency_20_1"/>
      <style:paragraph-properties fo:text-align="center"/>
      <style:text-properties fo:font-size="4pt" fo:font-style="italic" style:font-size-asian="4pt" style:font-style-asian="italic" style:font-size-complex="4pt" style:font-style-complex="italic"/>
    </style:style>
    <style:style style:name="P15" style:family="paragraph">
      <loext:graphic-properties draw:fill="solid" draw:fill-color="#81aca6"/>
      <style:paragraph-properties fo:text-align="center"/>
    </style:style>
    <style:style style:name="P16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-color="#808080"/>
      <style:paragraph-properties fo:text-align="center"/>
      <style:text-properties style:font-name="DejaVu Sans" fo:font-size="6pt" style:font-size-asian="6pt" style:font-size-complex="6pt"/>
    </style:style>
    <style:style style:name="P18" style:family="paragraph">
      <loext:graphic-properties draw:fill-color="#50938a"/>
      <style:paragraph-properties fo:text-align="center"/>
      <style:text-properties style:font-name="DejaVu Sans" fo:font-size="6pt" style:font-size-asian="6pt" style:font-size-complex="6pt"/>
    </style:style>
    <style:style style:name="P19" style:family="paragraph">
      <style:paragraph-properties fo:text-align="start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opacity="31%"/>
      <style:paragraph-properties fo:text-align="start"/>
      <style:text-properties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DejaVu Sans" fo:font-size="6pt" style:font-size-asian="6pt" style:font-size-complex="6pt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4pt" fo:font-style="italic" style:font-size-asian="4pt" style:font-style-asian="italic" style:font-size-complex="4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9cm" svg:height="1.2cm" svg:x="2.5cm" svg:y="5.4cm">
          <text:p text:style-name="P1"><text:span text:style-name="T1">Main.q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cm" svg:height="1.2cm" svg:x="14.9cm" svg:y="5.4cm">
          <text:p text:style-name="P1"><text:span text:style-name="T1">UserList.q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2cm" svg:x="19.9cm" svg:y="5.4cm">
          <text:p text:style-name="P1"><text:span text:style-name="T1">User.qml</text:span></text:p>
          <text:p text:style-name="P1"><text:span text:style-name="T2">(delegat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2cm" svg:x="10.3cm" svg:y="5.4cm">
          <text:p text:style-name="P1"><text:span text:style-name="T1">Login.qml</text:span></text:p>
          <text:p text:style-name="P1"><text:span text:style-name="T2">(delega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9cm" svg:height="0.7cm" svg:x="14.9cm" svg:y="6.9cm">
          <text:p text:style-name="P3"><text:span text:style-name="T3">TextBox.q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4cm" svg:y1="6cm" svg:x2="6.5cm" svg:y2="6cm" draw:start-shape="id1" draw:start-glue-point="1" draw:end-shape="id2" draw:end-glue-point="3" svg:d="M5400 6000h1100" svg:viewBox="0 0 1101 1">
          <text:p/>
        </draw:connector>
        <draw:connector draw:style-name="gr3" draw:text-style-name="P5" draw:layer="layout" svg:x1="13.2cm" svg:y1="6cm" svg:x2="14.9cm" svg:y2="6cm" draw:start-shape="id3" draw:start-glue-point="1" draw:end-shape="id4" draw:end-glue-point="3" svg:d="M13200 6000h1700" svg:viewBox="0 0 1701 1">
          <text:p/>
        </draw:connector>
        <draw:connector draw:style-name="gr3" draw:text-style-name="P5" draw:layer="layout" svg:x1="13.2cm" svg:y1="6cm" svg:x2="14.9cm" svg:y2="7.25cm" draw:start-shape="id3" draw:start-glue-point="1" draw:end-shape="id5" draw:end-glue-point="3" svg:d="M13200 6000h850v1250h850" svg:viewBox="0 0 1701 1251">
          <text:p/>
        </draw:connector>
        <draw:connector draw:style-name="gr4" draw:text-style-name="P7" draw:layer="layout" svg:x1="17.8cm" svg:y1="6cm" svg:x2="19.9cm" svg:y2="6cm" draw:start-shape="id4" draw:start-glue-point="1" draw:end-shape="id6" draw:end-glue-point="3" svg:d="M17800 6000h2100" svg:viewBox="0 0 2101 1">
          <text:p text:style-name="P6"><text:span text:style-name="T4">« array »</text:span></text:p>
          <text:p text:style-name="P6"><text:span text:style-name="T5"/></text:p>
        </draw:connector>
        <draw:custom-shape draw:style-name="gr5" draw:text-style-name="P9" xml:id="id9" draw:id="id9" draw:layer="layout" svg:width="2.9cm" svg:height="0.5cm" svg:x="5.2cm" svg:y="8.3cm">
          <text:p text:style-name="P8"><text:span text:style-name="T2">Clock.qm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8" draw:id="id8" draw:layer="layout" svg:width="2.9cm" svg:height="0.5cm" svg:x="5.2cm" svg:y="9.2cm">
          <text:p text:style-name="P8"><text:span text:style-name="T2">KeyboardButton.qm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9cm" svg:height="0.5cm" svg:x="2.5cm" svg:y="3.5cm">
          <text:p text:style-name="P8"><text:span text:style-name="T2">Screensave.qm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2.9cm" svg:height="0.5cm" svg:x="5.2cm" svg:y="9.8cm">
          <text:p text:style-name="P8"><text:span text:style-name="T2">SessionButton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95cm" svg:y1="6.6cm" svg:x2="5.2cm" svg:y2="10.05cm" draw:start-shape="id1" draw:start-glue-point="2" draw:end-shape="id7" draw:end-glue-point="3" svg:d="M3950 6600v3450h1250" svg:viewBox="0 0 1251 3451">
          <text:p/>
        </draw:connector>
        <draw:connector draw:style-name="gr3" draw:text-style-name="P5" draw:layer="layout" svg:x1="3.95cm" svg:y1="6.6cm" svg:x2="5.2cm" svg:y2="9.45cm" draw:start-shape="id1" draw:start-glue-point="2" draw:end-shape="id8" draw:end-glue-point="3" svg:d="M3950 6600v2850h1250" svg:viewBox="0 0 1251 2851">
          <text:p/>
        </draw:connector>
        <draw:connector draw:style-name="gr3" draw:text-style-name="P5" draw:layer="layout" svg:x1="3.95cm" svg:y1="6.6cm" svg:x2="5.2cm" svg:y2="8.55cm" draw:start-shape="id1" draw:start-glue-point="2" draw:end-shape="id9" draw:end-glue-point="3" svg:d="M3950 6600v1950h1250" svg:viewBox="0 0 1251 1951">
          <text:p/>
        </draw:connector>
        <draw:custom-shape draw:style-name="gr5" draw:text-style-name="P9" xml:id="id11" draw:id="id11" draw:layer="layout" svg:width="2.9cm" svg:height="0.5cm" svg:x="6.5cm" svg:y="3.5cm">
          <text:p text:style-name="P8"><text:span text:style-name="T2">Background.qm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2.9cm" svg:height="0.7cm" svg:x="14.9cm" svg:y="7.7cm">
          <text:p text:style-name="P3"><text:span text:style-name="T3">LoginButton.qm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2.9cm" svg:height="0.5cm" svg:x="5.2cm" svg:y="10.4cm">
          <text:p text:style-name="P8"><text:span text:style-name="T2">ActionButton.qml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6" draw:text-style-name="P10" draw:layer="layout" svg:width="2.9cm" svg:height="3.7cm" svg:x="23.7cm" svg:y="7.499cm">
            <text:p text:style-name="P1"/>
            <text:p text:style-name="P1"/>
            <text:p text:style-name="P1"/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cm" svg:height="2.2cm" svg:x="24cm" svg:y="7.799cm">
            <text:p text:style-name="P1"><text:span text:style-name="T7">Avatar</text:span></text:p>
            <text:p text:style-name="P1"><text:span text:style-name="T7">(faceSize)</text:span></text:p>
            <text:p text:style-name="P1"><text:span text:style-name="T7">96p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0.3cm" svg:height="0.3cm" svg:x="23.7cm" svg:y="7.699cm">
            <text:p text:style-name="P1"><text:span text:style-name="T4"/></text:p>
            <text:p text:style-name="P1"><text:span text:style-name="T8"/></text:p>
            <text:p text:style-name="P1"><text:span text:style-name="T8">BorderSize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3" draw:layer="layout" svg:width="0.3cm" svg:height="0.3cm" svg:x="26.3cm" svg:y="7.69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3" draw:layer="layout" svg:width="0.3cm" svg:height="0.3cm" draw:transform="rotate (-1.5707963267949) translate (25.4cm 10.899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1" draw:layer="layout" svg:width="2.3cm" svg:height="0.7cm" svg:x="24cm" svg:y="10.199cm">
            <text:p text:style-name="P1"><text:span text:style-name="T6">Usernam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0.3cm" svg:height="0.3cm" draw:transform="rotate (-1.5707963267949) translate (25.3cm 7.499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14" draw:layer="layout" svg:width="2.3cm" svg:height="0.2cm" svg:x="24cm" svg:y="9.999cm">
            <text:p text:style-name="P1"><text:span text:style-name="T8">Spacing (5px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3cm" svg:height="0.3cm" draw:transform="rotate (-1.5707963267949) translate (25.4cm 10.9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onnector draw:style-name="gr13" draw:text-style-name="P5" draw:layer="layout" draw:type="lines" svg:x1="21.35cm" svg:y1="6.6cm" svg:x2="23.7cm" svg:y2="9.349cm" draw:start-shape="id6" draw:start-glue-point="2" draw:end-shape="id10" draw:end-glue-point="3" svg:d="M21350 6600v501l1660 2248h690" svg:viewBox="0 0 2351 2750">
          <text:p/>
        </draw:connector>
        <draw:custom-shape draw:style-name="gr1" draw:text-style-name="P2" xml:id="id2" draw:id="id2" draw:layer="layout" svg:width="2.9cm" svg:height="1.2cm" svg:x="6.5cm" svg:y="5.4cm">
          <text:p text:style-name="P1"><text:span text:style-name="T1">Skel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95cm" svg:y1="5.4cm" svg:x2="7.95cm" svg:y2="4cm" draw:start-shape="id2" draw:start-glue-point="0" draw:end-shape="id11" draw:end-glue-point="2" svg:d="M7950 5400v-1400" svg:viewBox="0 0 1 1401">
          <text:p/>
        </draw:connector>
        <draw:connector draw:style-name="gr3" draw:text-style-name="P5" draw:layer="layout" svg:x1="9.4cm" svg:y1="6cm" svg:x2="10.3cm" svg:y2="6cm" draw:start-shape="id2" draw:start-glue-point="1" draw:end-shape="id3" draw:end-glue-point="3" svg:d="M9400 6000h900" svg:viewBox="0 0 901 1">
          <text:p/>
        </draw:connector>
        <draw:connector draw:style-name="gr3" draw:text-style-name="P5" draw:layer="layout" svg:x1="3.95cm" svg:y1="6.6cm" svg:x2="5.2cm" svg:y2="10.65cm" draw:start-shape="id1" draw:start-glue-point="2" draw:end-shape="id12" draw:end-glue-point="3" svg:d="M3950 6600v4050h1250" svg:viewBox="0 0 1251 4051">
          <text:p/>
        </draw:connector>
        <draw:custom-shape draw:style-name="gr5" draw:text-style-name="P9" xml:id="id13" draw:id="id13" draw:layer="layout" svg:width="2.9cm" svg:height="0.5cm" svg:x="9.9cm" svg:y="9.5cm">
          <text:p text:style-name="P8"><text:span text:style-name="T2">ComboBoxStyle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8.1cm" svg:y1="9.45cm" svg:x2="9.9cm" svg:y2="9.75cm" draw:start-shape="id8" draw:start-glue-point="1" draw:end-shape="id13" draw:end-glue-point="3" svg:d="M8100 9450h900v300h900" svg:viewBox="0 0 1801 301">
          <text:p/>
        </draw:connector>
        <draw:connector draw:style-name="gr3" draw:text-style-name="P5" draw:layer="layout" svg:x1="8.1cm" svg:y1="10.05cm" svg:x2="9.9cm" svg:y2="9.75cm" draw:start-shape="id7" draw:start-glue-point="1" draw:end-shape="id13" draw:end-glue-point="3" svg:d="M8100 10050h900v-300h900" svg:viewBox="0 0 1801 301">
          <text:p/>
        </draw:connector>
        <draw:custom-shape draw:style-name="gr5" draw:text-style-name="P9" xml:id="id14" draw:id="id14" draw:layer="layout" svg:width="2.9cm" svg:height="0.5cm" svg:x="5.2cm" svg:y="11.2cm">
          <text:p text:style-name="P8"><text:span text:style-name="T2">VirtualKeyboard.qm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5" draw:id="id15" draw:layer="layout" svg:width="2.9cm" svg:height="0.5cm" svg:x="5.2cm" svg:y="11.8cm">
          <text:p text:style-name="P8"><text:span text:style-name="T2">Battery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95cm" svg:y1="6.6cm" svg:x2="5.2cm" svg:y2="11.45cm" draw:start-shape="id1" draw:start-glue-point="2" draw:end-shape="id14" draw:end-glue-point="3" svg:d="M3950 6600v4850h1250" svg:viewBox="0 0 1251 4851">
          <text:p/>
        </draw:connector>
        <draw:connector draw:style-name="gr3" draw:text-style-name="P5" draw:layer="layout" svg:x1="3.95cm" svg:y1="6.6cm" svg:x2="5.2cm" svg:y2="12.05cm" draw:start-shape="id1" draw:start-glue-point="2" draw:end-shape="id15" draw:end-glue-point="3" svg:d="M3950 6600v5450h1250" svg:viewBox="0 0 1251 5451">
          <text:p/>
        </draw:connector>
        <draw:connector draw:style-name="gr3" draw:text-style-name="P5" draw:layer="layout" svg:x1="13.2cm" svg:y1="6cm" svg:x2="14.9cm" svg:y2="8.05cm" draw:start-shape="id3" draw:start-glue-point="1" draw:end-shape="id16" draw:end-glue-point="3" svg:d="M13200 6000h850v2050h850" svg:viewBox="0 0 1701 2051">
          <text:p/>
        </draw:connector>
        <draw:custom-shape draw:style-name="gr5" draw:text-style-name="P9" xml:id="id17" draw:id="id17" draw:layer="layout" svg:width="2.9cm" svg:height="0.5cm" svg:x="5.2cm" svg:y="12.4cm">
          <text:p text:style-name="P8"><text:span text:style-name="T2">TextConstants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.95cm" svg:y1="6.6cm" svg:x2="5.2cm" svg:y2="12.65cm" draw:start-shape="id1" draw:start-glue-point="2" draw:end-shape="id17" draw:end-glue-point="3" svg:d="M3950 6600v6050h1250" svg:viewBox="0 0 1251 6051">
          <text:p/>
        </draw:connector>
        <draw:custom-shape draw:style-name="gr14" draw:text-style-name="P1" xml:id="id18" draw:id="id18" draw:layer="layout" svg:width="3cm" svg:height="0.9cm" svg:x="9.9cm" svg:y="11cm">
          <text:p text:style-name="P1"><text:span text:style-name="T4">QtQuick.VirtualKeyboard</text:span></text:p>
          <text:p text:style-name="P1"><text:span text:style-name="T4">(opt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4" draw:text-style-name="P1" xml:id="id19" draw:id="id19" draw:layer="layout" svg:width="3cm" svg:height="0.9cm" svg:x="9.9cm" svg:y="12.1cm">
          <text:p text:style-name="P1"><text:span text:style-name="T4">KDE Plasma API <text:s/></text:span></text:p>
          <text:p text:style-name="P1"><text:span text:style-name="T4">(opt) <text:s/>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5" draw:layer="layout" svg:x1="8.1cm" svg:y1="11.45cm" svg:x2="9.9cm" svg:y2="11.45cm" draw:start-shape="id14" draw:start-glue-point="1" draw:end-shape="id18" draw:end-glue-point="5" svg:d="M8100 11450h1800" svg:viewBox="0 0 1801 1">
          <text:p/>
        </draw:connector>
        <draw:connector draw:style-name="gr3" draw:text-style-name="P5" draw:layer="layout" svg:x1="8.1cm" svg:y1="12.05cm" svg:x2="9.9cm" svg:y2="12.55cm" draw:start-shape="id15" draw:start-glue-point="1" draw:end-shape="id19" draw:end-glue-point="5" svg:d="M8100 12050h900v500h900" svg:viewBox="0 0 1801 501">
          <text:p/>
        </draw:connector>
        <draw:custom-shape draw:style-name="gr14" draw:text-style-name="P1" xml:id="id20" draw:id="id20" draw:layer="layout" svg:width="3cm" svg:height="0.9cm" svg:x="9.9cm" svg:y="13.2cm">
          <text:p text:style-name="P1"><text:span text:style-name="T4">SDDM Objec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5" draw:layer="layout" svg:x1="8.1cm" svg:y1="12.65cm" svg:x2="9.9cm" svg:y2="13.65cm" draw:start-shape="id17" draw:start-glue-point="1" draw:end-shape="id20" draw:end-glue-point="5" svg:d="M8100 12650h900v1000h900" svg:viewBox="0 0 1801 1001">
          <text:p/>
        </draw:connector>
        <draw:connector draw:style-name="gr4" draw:text-style-name="P16" draw:layer="layout" draw:line-skew="0.001cm" svg:x1="11.75cm" svg:y1="5.4cm" svg:x2="21.35cm" svg:y2="5.4cm" draw:start-shape="id3" draw:start-glue-point="0" draw:end-shape="id6" draw:end-glue-point="0" svg:d="M11750 5400v-500h9600v500" svg:viewBox="0 0 9601 501">
          <text:p text:style-name="P1"><text:span text:style-name="T4">« Avatar layout for newUser »</text:span></text:p>
          <text:p text:style-name="P1"><text:span text:style-name="T4"/></text:p>
          <text:p text:style-name="P1"><text:span text:style-name="T4"/></text:p>
          <text:p text:style-name="P1"><text:span text:style-name="T4"/></text:p>
        </draw:connector>
        <draw:custom-shape draw:style-name="gr15" draw:text-style-name="P9" xml:id="id21" draw:id="id21" draw:layer="layout" svg:width="2.9cm" svg:height="0.8cm" svg:x="14.9cm" svg:y="8.5cm">
          <text:p text:style-name="P8"><text:span text:style-name="T2">NotificationMessage.qm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3.2cm" svg:y1="6cm" svg:x2="14.9cm" svg:y2="8.9cm" draw:start-shape="id3" draw:start-glue-point="1" draw:end-shape="id21" draw:end-glue-point="3" svg:d="M13200 6000h850v2900h850" svg:viewBox="0 0 1701 2901">
          <text:p/>
        </draw:connector>
        <draw:custom-shape draw:style-name="gr16" draw:text-style-name="P17" draw:layer="layout" svg:width="2.9cm" svg:height="0.8cm" svg:x="14.9cm" svg:y="9.4cm">
          <text:p text:style-name="P8"><text:span text:style-name="T2">Username.qml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cm" svg:height="0.8cm" svg:x="14.9cm" svg:y="11.2cm">
          <text:p text:style-name="P8"><text:span text:style-name="T2">Style.j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5.94cm" svg:height="1.5cm" svg:x="1cm" svg:y="1cm">
          <text:p text:style-name="P1">Theme Structur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cm" svg:height="0.5cm" svg:x="1.2cm" svg:y="5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21" draw:layer="layout" svg:width="7.24cm" svg:height="3cm" svg:x="19.56cm" svg:y="17.4cm">
          <text:p text:style-name="P19"><text:span text:style-name="T9">Modules useds (Qt 5.7) :</text:span></text:p>
          <text:p text:style-name="P19"><text:span text:style-name="T9"/></text:p>
          <text:list text:style-name="L1">
            <text:list-item>
              <text:p text:style-name="P19"><text:span text:style-name="T10">QtQuick 2.7</text:span></text:p>
            </text:list-item>
            <text:list-item>
              <text:p text:style-name="P19"><text:span text:style-name="T10">QtQuick.Controls 2.0</text:span></text:p>
            </text:list-item>
            <text:list-item>
              <text:p text:style-name="P19"><text:span text:style-name="T10">QtQuick.Layouts 1.3</text:span></text:p>
            </text:list-item>
            <text:list-item>
              <text:p text:style-name="P19"><text:span text:style-name="T10">QtGraphicalEffects 1.0 </text:span><text:span text:style-name="T11">(for shadows)</text:span></text:p>
            </text:list-item>
          </text:list>
          <text:p text:style-name="P20"><text:span text:style-name="T10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ellipsoid" draw:cx="50%" draw:cy="50%" draw:start="100%" draw:end="0%" draw:angle="0" draw:border="0%"/>
    <draw:opacity draw:name="Transparency_20_6" draw:display-name="Transparency 6" draw:style="square" draw:cx="50%" draw:cy="50%" draw:start="100%" draw:end="0%" draw:angle="0" draw:border="0%"/>
    <draw:opacity draw:name="Transparency_20_7" draw:display-name="Transparency 7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32:32.612846779</meta:creation-date>
    <dc:date>2019-04-04T22:17:32.207478957</dc:date>
    <meta:editing-duration>PT3H21M4S</meta:editing-duration>
    <meta:editing-cycles>16</meta:editing-cycles>
    <meta:generator>LibreOffice/6.2.2.2$Linux_X86_64 LibreOffice_project/20$Build-2</meta:generator>
    <meta:document-statistic meta:object-count="58"/>
  </office:meta>
</office:document-meta>
</file>